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Normal">
      <style:text-properties officeooo:rsid="0004d048" officeooo:paragraph-rsid="0004d048"/>
    </style:style>
    <style:style style:name="P2" style:family="paragraph" style:parent-style-name="Normal">
      <style:text-properties officeooo:paragraph-rsid="0004d048"/>
    </style:style>
    <style:style style:name="P3" style:family="paragraph" style:parent-style-name="Normal">
      <style:text-properties officeooo:rsid="0006bdd6" officeooo:paragraph-rsid="0006bdd6"/>
    </style:style>
    <style:style style:name="P4" style:family="paragraph" style:parent-style-name="Normal">
      <style:paragraph-properties>
        <style:tab-stops>
          <style:tab-stop style:position="16.06cm" style:type="right"/>
        </style:tab-stops>
      </style:paragraph-properties>
    </style:style>
    <style:style style:name="P5" style:family="paragraph" style:parent-style-name="Normal">
      <style:paragraph-properties>
        <style:tab-stops>
          <style:tab-stop style:position="16.007cm" style:type="right"/>
        </style:tab-stops>
      </style:paragraph-properties>
      <style:text-properties style:text-underline-style="none" officeooo:paragraph-rsid="00075fb6"/>
    </style:style>
    <style:style style:name="P6" style:family="paragraph" style:parent-style-name="Normal">
      <style:paragraph-properties>
        <style:tab-stops>
          <style:tab-stop style:position="16.034cm" style:type="right"/>
        </style:tab-stops>
      </style:paragraph-properties>
      <style:text-properties style:text-underline-style="none" officeooo:rsid="00075fb6" officeooo:paragraph-rsid="00075fb6"/>
    </style:style>
    <style:style style:name="P7" style:family="paragraph" style:parent-style-name="Normal">
      <style:paragraph-properties>
        <style:tab-stops>
          <style:tab-stop style:position="16.06cm" style:type="right"/>
        </style:tab-stops>
      </style:paragraph-properties>
      <style:text-properties style:text-underline-style="none" officeooo:rsid="0004d048" officeooo:paragraph-rsid="00075fb6"/>
    </style:style>
    <style:style style:name="P8" style:family="paragraph" style:parent-style-name="Normal">
      <style:text-properties officeooo:paragraph-rsid="0006bdd6"/>
    </style:style>
    <style:style style:name="P9" style:family="paragraph" style:parent-style-name="Standard">
      <style:text-properties fo:language="en" fo:country="US" officeooo:paragraph-rsid="00080b02"/>
    </style:style>
    <style:style style:name="P10" style:family="paragraph" style:parent-style-name="Standard">
      <style:text-properties officeooo:paragraph-rsid="00080b02"/>
    </style:style>
    <style:style style:name="P11" style:family="paragraph" style:parent-style-name="Title" style:master-page-name="MP0">
      <style:paragraph-properties style:page-number="auto" fo:break-before="page"/>
    </style:style>
    <style:style style:name="P12" style:family="paragraph" style:parent-style-name="Standard">
      <style:paragraph-properties fo:text-align="center" style:justify-single-word="false" fo:padding="0.049cm" fo:border-left="none" fo:border-right="none" fo:border-top="0.06pt solid #000000" fo:border-bottom="0.06pt solid #000000">
        <style:tab-stops>
          <style:tab-stop style:position="5.495cm" style:type="char" style:char=","/>
          <style:tab-stop style:position="8.5cm" style:type="char" style:char=","/>
          <style:tab-stop style:position="11.501cm" style:type="char" style:char=","/>
        </style:tab-stops>
      </style:paragraph-properties>
      <style:text-properties fo:language="en" fo:country="US" officeooo:paragraph-rsid="00080b02"/>
    </style:style>
    <style:style style:name="T1" style:family="text">
      <style:text-properties officeooo:rsid="0004d04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Bill of Sale</text:h>
      <text:p text:style-name="P2"><text:span text:style-name="T1">This bill of sale is made between </text:span><text:span text:style-name="T2">{Organization.organizationname}</text:span><text:span text:style-name="T1"> (Seller) and </text:span><text:span text:style-name="T2">{Accounts.accountname}</text:span> <text:span text:style-name="T1">(Buyer).</text:span></text:p>
      <text:p text:style-name="P1">Seller will sell, transfer and deliver the following goods to the Buyer on receipt of payment <text:span text:style-name="T3">${Invoice.hdnGrandTotal}</text:span> from the Buyer.</text:p>
      <text:p text:style-name="P3">{foreach InventoryDetails}</text:p>
      <text:p text:style-name="P10">{foreach Products}</text:p>
      <text:p text:style-name="P12">{Products.productname}</text:p>
      <text:p text:style-name="P9">{/foreach}</text:p>
      <text:p text:style-name="P9">{/foreach}</text:p>
      <text:p text:style-name="P3"/>
      <text:p text:style-name="P3">Buyer will have full rights of the above goods.</text:p>
      <text:p text:style-name="P3">Seller is the owner of the goods and has full right to sell them to the buyer.</text:p>
      <text:p text:style-name="P3">Any discrepancies herein will be handled by the Seller.</text:p>
      <text:p text:style-name="P8"/>
      <text:p text:style-name="P8"/>
      <text:p text:style-name="P4">_____________________________<text:tab/>_______________________________</text:p>
      <text:p text:style-name="P5">{Organization.organizationname}<text:span text:style-name="T1"> <text:tab/></text:span>{Accounts.accountname}</text:p>
      <text:p text:style-name="P6">Signature of the Seller<text:tab/>Signature of the Buyer</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000000" svg:stroke-linecap="butt" draw:fill-color="#000000"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default-outline-level="1" style:class="text">
      <style:paragraph-properties fo:margin-top="0.176cm" fo:margin-bottom="0.176cm" loext:contextual-spacing="false" fo:line-height="100%" fo:hyphenation-ladder-count="no-limi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fo:hyphenate="false"/>
    </style:style>
    <style:style style:name="Normal" style:family="paragraph">
      <style:paragraph-properties fo:hyphenation-ladder-count="no-limit"/>
      <style:text-properties fo:hyphenate="false"/>
    </style:style>
    <style:style style:name="Title" style:family="paragraph" style:parent-style-name="Normal" style:next-style-name="Normal" style:default-outline-level="1" style:list-style-name="" style:class="chapter">
      <style:paragraph-properties fo:hyphenation-ladder-count="no-limit" fo:padding-left="0cm" fo:padding-right="0cm" fo:padding-top="0cm" fo:padding-bottom="0.141cm" fo:border-left="none" fo:border-right="none" fo:border-top="none" fo:border-bottom="0.99pt solid #000000" style:shadow="none"/>
      <style:text-properties style:font-name="Cambria" fo:font-family="Cambria" style:font-family-generic="roman" style:font-pitch="variable" fo:font-size="19pt" fo:letter-spacing="0.009cm" fo:font-weight="bold" style:letter-kerning="true" style:font-name-asian="Times New Roman" style:font-family-asian="'Times New Roman'" style:font-family-generic-asian="roman" style:font-pitch-asian="variable" style:font-size-asian="19pt" style:font-weight-asian="bold" style:font-name-complex="Times New Roman" style:font-family-complex="'Times New Roman'" style:font-family-generic-complex="roman" style:font-pitch-complex="variable" style:font-size-complex="19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emplates_20_new" style:display-name="templates new" style:family="paragraph" style:parent-style-name="Title" style:default-outline-level="1" style:list-style-name="">
      <style:paragraph-properties fo:hyphenation-ladder-count="no-limit"/>
      <style:text-properties fo:hyphenate="false"/>
    </style:style>
    <style:style style:name="new_20_stly_20_bottom" style:display-name="new stly bottom" style:family="paragraph" style:parent-style-name="templates_20_new" style:default-outline-level="1" style:list-style-name="">
      <style:paragraph-properties fo:line-height="90%"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mbria" fo:font-family="Cambria" style:font-family-generic="roman" style:font-pitch="variable" fo:font-size="19pt" fo:letter-spacing="0.009cm" fo:font-weight="bold" style:letter-kerning="true" style:font-name-asian="Times New Roman" style:font-family-asian="'Times New Roman'" style:font-family-generic-asian="roman" style:font-pitch-asian="variable" style:font-size-asian="19pt" style:font-weight-asian="bold" style:font-name-complex="Times New Roman" style:font-family-complex="'Times New Roman'" style:font-family-generic-complex="roman" style:font-pitch-complex="variable" style:font-size-complex="19pt" style:font-weight-complex="bold"/>
    </style:style>
    <style:style style:name="templates_20_new_20_Char" style:display-name="templates new Char" style:family="text" style:parent-style-name="Title_20_Char">
      <style:text-properties style:font-name="Cambria" fo:font-family="Cambria" style:font-family-generic="roman" style:font-pitch="variable" fo:font-size="19pt" fo:letter-spacing="0.009cm" fo:font-weight="bold" style:letter-kerning="true" style:font-name-asian="Times New Roman" style:font-family-asian="'Times New Roman'" style:font-family-generic-asian="roman" style:font-pitch-asian="variable" style:font-size-asian="19pt" style:font-weight-asian="bold" style:font-name-complex="Times New Roman" style:font-family-complex="'Times New Roman'" style:font-family-generic-complex="roman" style:font-pitch-complex="variable" style:font-size-complex="19pt" style:font-weight-complex="bold"/>
    </style:style>
    <style:style style:name="new_20_stly_20_bottom_20_Char" style:display-name="new stly bottom Char" style:family="text" style:parent-style-name="templates_20_new_20_Char">
      <style:text-properties style:font-name="Cambria" fo:font-family="Cambria" style:font-family-generic="roman" style:font-pitch="variable" fo:font-size="19pt" fo:letter-spacing="0.009cm" fo:font-weight="bold" style:letter-kerning="true" style:font-name-asian="Times New Roman" style:font-family-asian="'Times New Roman'" style:font-family-generic-asian="roman" style:font-pitch-asian="variable" style:font-size-asian="19pt" style:font-weight-asian="bold" style:font-name-complex="Times New Roman" style:font-family-complex="'Times New Roman'" style:font-family-generic-complex="roman" style:font-pitch-complex="variable" style:font-size-complex="19pt" style:font-weight-complex="bold"/>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Bill Of Sale Form Template 3.1</dc:title>
    <dc:description>&lt;a href="http://www.sample-templates.com/bill-of-sale-form-template.html"&gt;Bill of sale&lt;/a&gt; is a document, which shows the transfer of ownership of vehicle, car or automobile. &lt;a href="http://www.sample-templates.com/bill-of-sale-form-template.html"&gt;Bill of sale form&lt;/a&gt; is filled with the names of buyer and seller and it is also used for any large transaction. The customers can use &lt;a href="http://www.sample-templates.com/bill-of-sale-form-template.html"&gt;bill of sale form template&lt;/a&gt;, which is design for purchase and sale of vehicles and cars. The customers should try this cash receipt with bill of sale forms. The bill of sale protects your legal rights and this legal agreement gives complete proof of transfer of ownership and refers it to settle the questions, which arise during sale of objects.  Other templates are &lt;a href="http://www.sample-templates.com/customer-service-request-form.html"&gt;Customer Service Request Form Template&lt;/a&gt; and &lt;a href="http://www.sample-templates.com/consultant-contract-template.html"&gt;Consultant Contract Template&lt;/a&gt;.</dc:description>
    <dc:subject>Category: &lt;a href="http://www.sample-templates.com/category/business-forms"&gt;Busines Form Templates&lt;/a&gt;</dc:subject>
    <meta:creation-date>2018-01-13T18:27:54.095178936</meta:creation-date>
    <meta:editing-cycles>1</meta:editing-cycles>
    <meta:editing-duration>P0D</meta:editing-duration>
    <meta:keyword>Bill Of Sale</meta:keyword>
    <meta:keyword>Form</meta:keyword>
    <meta:keyword>Template</meta:keyword>
    <meta:keyword>Bill Of Sale Form</meta:keyword>
    <meta:document-statistic meta:table-count="0" meta:image-count="0" meta:object-count="0" meta:page-count="1" meta:paragraph-count="14" meta:word-count="89" meta:character-count="684" meta:non-whitespace-character-count="608"/>
    <meta:user-defined meta:name="License">&lt;a href="http://www.sample-templates.com"&gt;www.sample-templates.com&lt;/a&gt;</meta:user-defined>
  </office:meta>
</office:document-meta>
</file>